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Text_20_body" style:list-style-name="L1">
      <style:paragraph-properties fo:margin-top="0in" fo:margin-bottom="0in"/>
    </style:style>
    <style:style style:name="T1" style:family="text">
      <style:text-properties fo:color="#ff0000"/>
    </style:style>
    <style:style style:name="T2" style:family="text">
      <style:text-properties fo:color="#ff0000" style:font-name="Courier New"/>
    </style:style>
    <style:style style:name="T3" style:family="text">
      <style:text-properties style:font-name="Courier New"/>
    </style:style>
    <style:style style:name="fr1" style:family="graphic" style:parent-style-name="Graphics">
      <style:graphic-properties fo:margin-left="0in" fo:margin-right="0in" fo:margin-top="0in" fo:margin-bottom="0.1043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 analog signal from accelerometer by LPC2148(ARM7) . <text:line-break/>Development tools</text:p>
      <text:list xml:id="list1041308125" text:style-name="L1">
        <text:list-item>
          <text:p text:style-name="P5">Keil Compliler</text:p>
        </text:list-item>
        <text:list-item>
          <text:p text:style-name="P5">ADXL3XX from paralax</text:p>
        </text:list-item>
        <text:list-item>
          <text:p text:style-name="P5">LPC2148 board </text:p>
        </text:list-item>
        <text:list-item>
          <text:p text:style-name="P5">laptop</text:p>
        </text:list-item>
        <text:list-item>
          <text:p text:style-name="P3">USB to Serial converter</text:p>
        </text:list-item>
      </text:list>
      <text:p text:style-name="P4"><text:line-break/><draw:a xlink:type="simple" xlink:href="http://4.bp.blogspot.com/_iRSGATeOHxE/Stsk0rFwbbI/AAAAAAAAAFI/HhAnMbP6TWA/s1600-h/DSCF1288.JPG"><draw:frame draw:style-name="fr1" draw:name="graphics1" text:anchor-type="as-char" svg:width="3.3335in" svg:height="2.5in" draw:z-index="0"><draw:image xlink:href="http://4.bp.blogspot.com/_iRSGATeOHxE/Stsk0rFwbbI/AAAAAAAAAFI/HhAnMbP6TWA/s320/DSCF1288.JPG" xlink:type="simple" xlink:show="embed" xlink:actuate="onLoad"/></draw:frame></draw:a><text:bookmark text:name="BLOGGER_PHOTO_ID_5393945466044968370"/><draw:a xlink:type="simple" xlink:href="http://3.bp.blogspot.com/_iRSGATeOHxE/Stsk0TdYWbI/AAAAAAAAAFA/DqOXub0xPM8/s1600-h/DSCF1287.JPG"><draw:frame draw:style-name="fr1" draw:name="graphics2" text:anchor-type="as-char" svg:width="3.3335in" svg:height="2.5in" draw:z-index="1"><draw:image xlink:href="http://3.bp.blogspot.com/_iRSGATeOHxE/Stsk0TdYWbI/AAAAAAAAAFA/DqOXub0xPM8/s320/DSCF1287.JPG" xlink:type="simple" xlink:show="embed" xlink:actuate="onLoad"/></draw:frame></draw:a><text:bookmark text:name="BLOGGER_PHOTO_ID_5393945459701602738"/><text:line-break/>Source CODE<text:line-break/>//This code is simple.<text:line-break/>//Sorry if it is not good code.<text:line-break/><text:line-break/><text:span text:style-name="T3">#include "LPC214X.H" //</text:span><text:span text:style-name="T2">change "" to &lt;&gt;</text:span><text:span text:style-name="T3"><text:line-break/>#include "stdio.h" //style="color: rgb(255, 0, 0);"</text:span><text:span text:style-name="T2">change "" to &lt;&gt;</text:span><text:span text:style-name="T3"><text:line-break/>#define _PCLK 30000000 // Define PCLK for configuration baudrate<text:line-break/>#define FWD() FIO1SET = 0x00C50000;\<text:line-break/>FIO1CLR = 0x003A0000<text:line-break/>#define BCK() FIO1SET = 0x00CA0000;\<text:line-break/>FIO1CLR = 0x00350000<text:line-break/>#define LFT() FIO1SET = 0x00C90000;\<text:line-break/>FIO1CLR = 0x003E0000<text:line-break/>#define RGT() FIO1SET = 0x00C60000;\<text:line-break/>FIO1CLR = 0x003B0000<text:line-break/>#define Brake() FIO1SET = 0x00CF0000<text:line-break/><text:line-break/>unsigned char index=0, temp_index=0, blue_con=0;<text:line-break/>unsigned char Buffer[64];<text:line-break/>unsigned char rec_comp=0;<text:line-break/><text:line-break/>void init(void)<text:line-break/>{<text:line-break/>PLL0CFG=0x24; // MSEL = 4,PSEL = 2<text:line-break/>PLL0FEED=0xAA; // Feed process <text:line-break/>PLL0FEED=0x55; <text:line-break/></text:span><text:soft-page-break/><text:span text:style-name="T3"><text:line-break/>PLL0CON=0x1;<text:line-break/>PLL0FEED=0xAA; // Feed process<text:line-break/>PLL0FEED=0x55;<text:line-break/><text:line-break/>while(!(PLL0STAT &amp; 0x400)) ; // Wait until PLL Locked<text:line-break/><text:line-break/>PLL0CON=0x3; // Connect the PLL as the clock source<text:line-break/>PLL0FEED=0xAA; // Feed process<text:line-break/>PLL0FEED=0x55;<text:line-break/><text:line-break/>MAMCR=0x2; // Enabling MAM and setting number of clocks used for Flash memory fetch (4 cclks in this case)<text:line-break/>MAMTIM=0x4;<text:line-break/><text:line-break/>VPBDIV=0x02; // PCLK at 30 MHz<text:line-break/><text:line-break/>//----set up pinsel-----------//<text:line-break/>PINSEL0 = 0x00000000; // Clear PINSEL0<text:line-break/>PINSEL0 |= 0x00003F00; // ADC Pins P0.04-P0.06 (AD 0.6/0.7/1.0)<text:line-break/>//PINSEL1<text:line-break/>PINSEL1 = 0x00000000; // Clear PINSEL1<text:line-break/>PINSEL1 |= 0x00001800; // ADC Pins P0.21-P0.22 (AD 1.6/1.7)<text:line-break/>PINSEL1 |= 0x15000000; // ADC Pins P0.28-P0.30 (AD 0.1/0.2/0.3)<text:line-break/>IODIR0 &amp;= 0x8F9FFF8F; // ADC Pins as Input Pins<text:line-break/>}<text:line-break/>void delay_ms(long ms) // delay 1 ms per count @ CCLK 60 MHz<text:line-break/>{<text:line-break/>long i,j;<text:line-break/>for (i = 0; i &lt; j =" 0;" u0dl =" _PCLK/(16*_baudrate);" u0lcr =" 0x00000083;" u0dll =" u0dl" u0dlm =" (u0dl"&gt;&gt;8); // U0DL for high byte<text:line-break/>U0LCR = 0x00000003; // DLAB =0<text:line-break/>}<text:line-break/>void uart1_init(unsigned int _baudrate)<text:line-break/>{<text:line-break/>unsigned short u1dl; <text:line-break/>u1dl = _PCLK/(16*_baudrate); // Calculate for U1DL value<text:line-break/>PINSEL0 |= 0x00050000; // Enable rx,tx<text:line-break/>U1LCR = 0x00000083; // 8 bit data,1 stop bit,no parity bit<text:line-break/>U1DLL = u1dl &amp; 0xFF; // U1DL for low byte<text:line-break/>U1DLM = (u1dl&gt;&gt;8); // U1DL for high byte<text:line-break/>U1LCR = 0x00000003; // DLAB =0<text:line-break/>}<text:line-break/>void uart0_putc(char c)<text:line-break/>{<text:line-break/>while(!(U0LSR &amp; 0x20)); // Wait until UART0 ready to send character<text:line-break/>U0THR = c; // Send character<text:line-break/>}<text:line-break/></text:span><text:soft-page-break/><text:span text:style-name="T3">void uart0_puts(char *p)<text:line-break/>{<text:line-break/>while(*p) // Point to character<text:line-break/>{<text:line-break/>uart0_putc(*p++); // Send character then point to next character<text:line-break/>}<text:line-break/>}<text:line-break/>short int isr_u1=0;<text:line-break/>void isr_uart1(void) __irq<text:line-break/>{<text:line-break/>char msg;<text:line-break/>char temp;<text:line-break/>isr_u1=1;<text:line-break/>if(((msg = U1IIR) &amp; 0x01) == 0) // Check status flag communication<text:line-break/>{<text:line-break/>switch (msg &amp; 0x0E) // Filter message<text:line-break/>{<text:line-break/>case 0x04: while(!(U1LSR &amp; 0x20)); // Receive Data Available<text:line-break/>temp = U1RBR;<text:line-break/>//uart0_putc(temp);<text:line-break/>if (temp == '\r')<text:line-break/>//if (temp == '1')<text:line-break/>{<text:line-break/>rec_comp = 1;<text:line-break/>Buffer[index] = temp;<text:line-break/>temp_index = index;<text:line-break/>index = 0;<text:line-break/>}<text:line-break/>else<text:line-break/>{<text:line-break/>rec_comp = 0;<text:line-break/>Buffer[index] = temp;<text:line-break/>index++;<text:line-break/>}<text:line-break/>break;<text:line-break/><text:line-break/>case 0x02: break; // THRE Interrupt<text:line-break/><text:line-break/>default: break;<text:line-break/>}<text:line-break/>} <text:line-break/>VICVectAddr = 0; // Acknowledge Interrupt<text:line-break/>}<text:line-break/>void init_ADC(void){<text:line-break/><text:line-break/>// ADCR: - AD Control Register<text:line-break/>// *****<text:line-break/>// Bit 21 PDN = 1 : AD Converter is Operational<text:line-break/>// Bit 17-19 CLKS = 000 : Resolution = 10 Bits / 11 Clocks<text:line-break/></text:span><text:soft-page-break/><text:span text:style-name="T3">// Bit 16 BURST = 0 : Automated AD Channel Conversion on -&gt; Software Controled Mod off<text:line-break/>// Bit 8-15 CLKDIV = 00000110: AD-CLK = PCLK/(CLKDIV+1) 4.5MHz<text:line-break/>// Bit 7- 0 SEL = 00000010: ADC Chanel default = ADC_01<text:line-break/><text:line-break/><text:line-break/>// Initial AD0CR (ADCR=0x01210602) <text:line-break/>AD0CR &amp;= 0x00000000; // Clear All Bit Control<text:line-break/>AD0CR |= 0x000000CE; // SEL = ADC_0.1-0.3 / ADC_0.6-0.7<text:line-break/>AD0CR |= 0x00000600; // CLKDIV=6<text:line-break/>AD0CR |= 0x00010000; // BURST = 1 = Conversion Continue<text:line-break/>AD0CR &amp;= 0xFFF1FFFF; // CLKS = 000 = 10Bit/ 11 Clock Cycles<text:line-break/>AD0CR |= 0x00200000; // PDN = 1 = Active ADC Module<text:line-break/>AD0CR &amp;= 0xF7FFFFFF; // EDGE = 0 = Conversion on Falling Edge<text:line-break/>AD0CR |= 0x00000000; // START = 000 = Start Conversion Now <text:line-break/><text:line-break/>// Initial AD1CR (ADCR=0x01210602) <text:line-break/>AD1CR &amp;= 0x00000000; // Clear All Bit Control<text:line-break/>AD1CR |= 0x000000C1; // SEL = ADC_1.0 / ADC_1.6-1.7<text:line-break/>AD1CR |= 0x00000600; // CLKDIV=6<text:line-break/>AD1CR |= 0x00010000; // BURST = 1 = Conversion Continue<text:line-break/>AD1CR &amp;= 0xFFF1FFFF; // CLKS = 000 = 10Bit/ 11 Clock Cycles<text:line-break/>AD1CR |= 0x00200000; // PDN = 1 = Active ADC Module<text:line-break/>AD1CR &amp;= 0xF7FFFFFF; // EDGE = 0 = Conversion on Falling Edge<text:line-break/>AD1CR |= 0x00000000; // START = 000 = Start Conversion Now <text:line-break/><text:line-break/><text:line-break/>// Initial ADINTEN (ADINTEN=0)<text:line-break/>AD0INTEN = 0; // Disable ADC Interrupt<text:line-break/>AD1INTEN = 0;<text:line-break/>}<text:line-break/>//**********************************************/;<text:line-break/>//* Read functions for the ADC Channel 0-7 */;<text:line-break/>//**********************************************/;<text:line-break/>unsigned int Analog_0(void){<text:line-break/><text:line-break/>unsigned int value;<text:line-break/><text:line-break/>//Start Read ADC 0.1 (Pin 0.28 - Sensor 0) <text:line-break/>do // Loop Read ADC0<text:line-break/>{<text:line-break/>value = AD0DR1; // Read A/D Data Register<text:line-break/>} <text:line-break/>while ((value &amp; 0x80000000) == 0); // Wait for ADC Conversion Complete <text:line-break/>value = (value &gt;&gt; 6) &amp; 0x03FF; // Shift ADC Result to Integer <text:line-break/>return value;<text:line-break/>}<text:line-break/><text:line-break/></text:span><text:soft-page-break/><text:span text:style-name="T3">unsigned int Analog_1(void){<text:line-break/><text:line-break/>unsigned int value;<text:line-break/><text:line-break/>//Start Read ADC 0.2 (Pin 0.29 - Sensor 1) <text:line-break/>do // Loop Read ADC0<text:line-break/>{<text:line-break/>value = AD0DR2; // Read A/D Data Register<text:line-break/>} <text:line-break/>while ((value &amp; 0x80000000) == 0); // Wait for ADC Conversion Complete <text:line-break/>value = (value &gt;&gt; 6) &amp; 0x03FF; // Shift ADC Result to Integer <text:line-break/>return value;<text:line-break/>}<text:line-break/><text:line-break/>unsigned int Analog_2(void){<text:line-break/><text:line-break/>unsigned int value;<text:line-break/><text:line-break/>// Start Read ADC 0.3 (Pin 0.30 - Sensor 2) <text:line-break/>do // Loop Read ADC0<text:line-break/>{<text:line-break/>value = AD0DR3; // Read A/D Data Register<text:line-break/>} <text:line-break/>while ((value &amp; 0x80000000) == 0); // Wait for ADC Conversion Complete <text:line-break/>value = (value &gt;&gt; 6) &amp; 0x03FF; // Shift ADC Result to Integer <text:line-break/>return value;<text:line-break/>}<text:line-break/><text:line-break/>unsigned int Analog_3(void){<text:line-break/><text:line-break/>unsigned int value;<text:line-break/><text:line-break/>//Start Read ADC 0.6 (Pin 0.04 - Sensor 3) <text:line-break/>do // Loop Read ADC0<text:line-break/>{<text:line-break/>value = AD0DR6; // Read A/D Data Register<text:line-break/>} <text:line-break/>while ((value &amp; 0x80000000) == 0); // Wait for ADC Conversion Complete <text:line-break/>value = (value &gt;&gt; 6) &amp; 0x03FF; // Shift ADC Result to Integer <text:line-break/>return value;<text:line-break/>}<text:line-break/><text:line-break/>unsigned int Analog_4(void){<text:line-break/><text:line-break/>unsigned int value;<text:line-break/><text:line-break/></text:span><text:soft-page-break/><text:span text:style-name="T3">//Start Read ADC 0.7 (Pin 0.05 - Sensor 4) <text:line-break/>do // Loop Read ADC0<text:line-break/>{<text:line-break/>value = AD0DR7; // Read A/D Data Register<text:line-break/>} <text:line-break/>while ((value &amp; 0x80000000) == 0); // Wait for ADC Conversion Complete <text:line-break/>value = (value &gt;&gt; 6) &amp; 0x03FF; // Shift ADC Result to Integer <text:line-break/>return value;<text:line-break/>}<text:line-break/><text:line-break/>unsigned int Analog_5(void){<text:line-break/><text:line-break/>unsigned int value;<text:line-break/><text:line-break/>//Start Read ADC 1.0 (Pin 0.06 - Sensor 5) <text:line-break/>do // Loop Read ADC0<text:line-break/>{<text:line-break/>value = AD1DR0; // Read A/D Data Register<text:line-break/>} <text:line-break/>while ((value &amp; 0x80000000) == 0); // Wait for ADC Conversion Complete <text:line-break/>value = (value &gt;&gt; 6) &amp; 0x03FF; // Shift ADC Result to Integer <text:line-break/>return value;<text:line-break/>}<text:line-break/><text:line-break/>unsigned int Analog_6(void){<text:line-break/><text:line-break/>unsigned int value;<text:line-break/><text:line-break/>//Start Read ADC 1.6 (Pin 0.21 - Sensor6) <text:line-break/>do // Loop Read ADC0<text:line-break/>{<text:line-break/>value = AD1DR6; // Read A/D Data Register<text:line-break/>} <text:line-break/>while ((value &amp; 0x80000000) == 0); // Wait for ADC Conversion Complete <text:line-break/>value = (value &gt;&gt; 6) &amp; 0x03FF; // Shift ADC Result to Integer <text:line-break/><text:line-break/>return value;<text:line-break/>} <text:line-break/>unsigned int Analog_7(void){<text:line-break/><text:line-break/>unsigned int value;<text:line-break/><text:line-break/>//Start Read ADC 1.7 (Pin 0.22 - Sensor 7) <text:line-break/>do // Loop Read ADC0<text:line-break/>{<text:line-break/>value = AD1DR7; // Read A/D Data Register<text:line-break/></text:span><text:soft-page-break/><text:span text:style-name="T3">} <text:line-break/>while ((value &amp; 0x80000000) == 0); // Wait for ADC Conversion Complete <text:line-break/>value = (value &gt;&gt; 6) &amp; 0x03FF; // Shift ADC Result to Integer <text:line-break/>return value;<text:line-break/>}<text:line-break/>int main(void)<text:line-break/>{ int i=0;<text:line-break/>unsigned int x,y,z;<text:line-break/>char buff[32];<text:line-break/>init();<text:line-break/><text:line-break/>uart0_init(9600);<text:line-break/>uart1_init(9600);<text:line-break/><text:line-break/>U1IER = 3; // Enable rx/tx interrupt<text:line-break/>PINSEL0 |= (1&lt;&lt;18); vicvectaddr0 =" (unsigned)isr_uart1;" vicvectcntl0 =" 0x20" vicintenable =" 1" i =" 5;" x="0;y="0;z="0;" i="0;i&lt;10;i++)" x =" x/10;" y =" y/10;" z =" z/10;" x =" %5d" y =" %5d" z=" %5d"&gt;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ristian Axenie</meta:initial-creator>
    <meta:creation-date>2010-09-10T15:06:29</meta:creation-date>
    <dc:date>2010-09-10T15:11:31</dc:date>
    <dc:creator>Cristian Axenie</dc:creator>
    <meta:editing-duration>PT00H05M02S</meta:editing-duration>
    <meta:editing-cycles>3</meta:editing-cycles>
    <meta:generator>OpenOffice.org/3.1$Linux OpenOffice.org_project/310m19$Build-9420</meta:generator>
    <meta:document-statistic meta:table-count="0" meta:image-count="2" meta:object-count="0" meta:page-count="7" meta:paragraph-count="7" meta:word-count="1265" meta:character-count="7391"/>
  </office:meta>
</office:document-meta>
</file>